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100000DB40AC2FDC21ED550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fo:color="#999999" loext:opacity="100%" fo:language="pt" fo:country="BR" officeooo:rsid="000bb793" officeooo:paragraph-rsid="006d88bf"/>
    </style:style>
    <style:style style:name="P2" style:family="paragraph" style:parent-style-name="Standard">
      <style:paragraph-properties fo:text-align="start" style:justify-single-word="false"/>
      <style:text-properties fo:color="#999999" loext:opacity="100%" style:font-name="Liberation Serif" fo:font-size="12pt" fo:language="pt" fo:country="BR" fo:font-style="italic" fo:font-weight="normal" officeooo:rsid="006d88bf" officeooo:paragraph-rsid="006f57fb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999999" loext:opacity="100%" style:font-name="Liberation Serif" fo:font-size="10pt" fo:language="pt" fo:country="BR" fo:font-style="italic" fo:font-weight="normal" officeooo:rsid="006d88bf" officeooo:paragraph-rsid="006f57fb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Footer">
      <style:paragraph-properties fo:text-align="center" style:justify-single-word="false"/>
      <style:text-properties fo:language="pt" fo:country="B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c725c" officeooo:paragraph-rsid="005c7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148a7" officeooo:paragraph-rsid="007148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725c" officeooo:paragraph-rsid="005c7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4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b2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justify" style:justify-single-word="false"/>
      <style:text-properties fo:color="#000000" loext:opacity="100%" style:font-name="Liberation Serif" fo:language="pt" fo:country="BR" officeooo:rsid="006cc11f" officeooo:paragraph-rsid="005c725c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5e2f8c" officeooo:paragraph-rsid="005e2f8c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fo:font-weight="bold" officeooo:rsid="005e2f8c" officeooo:paragraph-rsid="005e2f8c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rsid="003b6ef0" officeooo:paragraph-rsid="003b6ef0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paragraph-rsid="0045b6bf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officeooo:rsid="005c725c" officeooo:paragraph-rsid="005c725c"/>
    </style:style>
    <style:style style:name="P18" style:family="paragraph" style:parent-style-name="Standard">
      <style:text-properties style:font-name="Liberation Serif" officeooo:paragraph-rsid="006b29a2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7321f2" officeooo:paragraph-rsid="00732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b2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29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fo:color="#999999" loext:opacity="100%" style:font-name="Liberation Serif" fo:font-size="12pt" fo:language="pt" fo:country="BR" fo:font-style="italic" fo:font-weight="normal" officeooo:rsid="006d88bf" officeooo:paragraph-rsid="006d88bf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Liberation Serif" fo:font-size="16pt" fo:language="pt" fo:country="BR" fo:font-weight="normal" officeooo:rsid="0035dcd2" officeooo:paragraph-rsid="0035dcd2" style:font-size-asian="16pt" style:font-weight-asian="normal" style:font-size-complex="16pt" style:font-weight-complex="normal"/>
    </style:style>
    <style:style style:name="P25" style:family="paragraph" style:parent-style-name="Standard">
      <style:text-properties style:font-name="Liberation Serif" officeooo:paragraph-rsid="006b29a2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3d280a" officeooo:paragraph-rsid="007321f2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5e2f8c" officeooo:paragraph-rsid="005e2f8c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67421c" officeooo:paragraph-rsid="0067421c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rsid="003b6ef0" officeooo:paragraph-rsid="003b6ef0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e2f8c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321f2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91be9"/>
    </style:style>
    <style:style style:name="P3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4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fo:color="#000000" loext:opacity="100%" fo:language="pt" fo:country="BR"/>
    </style:style>
    <style:style style:name="T2" style:family="text">
      <style:text-properties fo:color="#000000" loext:opacity="100%" fo:language="pt" fo:country="BR" fo:font-style="italic" style:font-style-asian="italic" style:font-style-complex="italic"/>
    </style:style>
    <style:style style:name="T3" style:family="text">
      <style:text-properties fo:color="#000000" loext:opacity="100%" fo:language="pt" fo:country="BR" fo:font-style="normal" style:font-style-asian="normal" style:font-style-complex="normal"/>
    </style:style>
    <style:style style:name="T4" style:family="text">
      <style:text-properties fo:color="#000000" loext:opacity="100%" style:font-name="Liberation Serif" fo:language="pt" fo:country="BR" officeooo:rsid="005e2f8c"/>
    </style:style>
    <style:style style:name="T5" style:family="text">
      <style:text-properties fo:color="#000000" loext:opacity="100%" style:font-name="Liberation Serif" fo:language="pt" fo:country="BR" officeooo:rsid="006cc11f"/>
    </style:style>
    <style:style style:name="T6" style:family="text">
      <style:text-properties fo:color="#000000" loext:opacity="100%" style:font-name="Liberation Serif" fo:language="pt" fo:country="BR" officeooo:rsid="007321f2"/>
    </style:style>
    <style:style style:name="T7" style:family="text">
      <style:text-properties fo:color="#000000" loext:opacity="100%" style:font-name="Liberation Serif" fo:language="pt" fo:country="BR" officeooo:rsid="00691be9"/>
    </style:style>
    <style:style style:name="T8" style:family="text">
      <style:text-properties officeooo:rsid="004f25b9"/>
    </style:style>
    <style:style style:name="T9" style:family="text">
      <style:text-properties officeooo:rsid="005c725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e2f8c"/>
    </style:style>
    <style:style style:name="T13" style:family="text">
      <style:text-properties fo:language="pt" fo:country="BR"/>
    </style:style>
    <style:style style:name="T14" style:family="text">
      <style:text-properties fo:language="pt" fo:country="BR" officeooo:rsid="005c725c"/>
    </style:style>
    <style:style style:name="T15" style:family="text">
      <style:text-properties officeooo:rsid="00606295"/>
    </style:style>
    <style:style style:name="T16" style:family="text">
      <style:text-properties officeooo:rsid="0061eb8b"/>
    </style:style>
    <style:style style:name="T17" style:family="text">
      <style:text-properties officeooo:rsid="00653d27"/>
    </style:style>
    <style:style style:name="T18" style:family="text">
      <style:text-properties officeooo:rsid="0065e1bb"/>
    </style:style>
    <style:style style:name="T19" style:family="text">
      <style:text-properties officeooo:rsid="00691be9"/>
    </style:style>
    <style:style style:name="T20" style:family="text">
      <style:text-properties officeooo:rsid="006986f5"/>
    </style:style>
    <style:style style:name="T21" style:family="text">
      <style:text-properties officeooo:rsid="006a8109"/>
    </style:style>
    <style:style style:name="T22" style:family="text">
      <style:text-properties officeooo:rsid="006b29a2"/>
    </style:style>
    <style:style style:name="T23" style:family="text">
      <style:text-properties officeooo:rsid="006cc11f"/>
    </style:style>
    <style:style style:name="T24" style:family="text">
      <style:text-properties officeooo:rsid="007321f2"/>
    </style:style>
    <style:style style:name="T25" style:family="text">
      <style:text-properties fo:font-style="normal" officeooo:rsid="005c725c" style:font-style-asian="normal" style:font-style-complex="normal"/>
    </style:style>
    <style:style style:name="T26" style:family="text">
      <style:text-properties fo:font-style="normal" officeooo:rsid="007321f2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><text:span text:style-name="T10">Problema</text:span>: <text:span text:style-name="T24">Sequência de amigos em listas circulares</text:span></text:p>
      <text:p text:style-name="P3">Elaborado por: <text:span text:style-name="T24">Emanuel Catão</text:span></text:p>
      <text:p text:style-name="P2"/>
      <text:p text:style-name="P17"><text:span text:style-name="T3">Dois números são considerados amigos se a soma dos divisores próprios (excluindo o próprio número) do primeiro é igual ao segundo número, e vice-versa. Por exemplo, 220 e 284 são amigos porque os divisores de 220 são 1, 2, 4, 5, 10, 11, 20, 22, 44, 55, 110 e a soma deles é 284; e os divisores de 284 são 1, 2, 4, 71, 142 e a soma deles é 220.</text:span></text:p>
      <text:p text:style-name="P26"><text:tab/><text:span text:style-name="T25">Sua tarefa é criar um programa em C que use listas circulares encadeadas para encontrar e imprimir todos os pares de números amigos menores que um número dado. </text:span><text:span text:style-name="T26">Observe que cada par deve ser impresso apenas uma vez.</text:span></text:p>
      <text:p text:style-name="P13">Sugestão de roteiro:</text:p>
      <text:p text:style-name="P30"><text:span text:style-name="T4">a) </text:span>Inicie criando uma estrutura para representar um nó da lista circular, que armazenará um par de números amigos. </text:p>
      <text:p text:style-name="P30"><text:span text:style-name="T4">b) </text:span>Crie uma estrutura para a lista circular encadeada que contém um ponteiro para o primeiro nó. </text:p>
      <text:p text:style-name="P31"><text:span text:style-name="T4">c) </text:span>Implemente as funções básicas para manipular a lista circular</text:p>
      <text:p text:style-name="P31"><text:span text:style-name="T6">d</text:span><text:span text:style-name="T5">)</text:span><text:span text:style-name="T4"> </text:span><text:span text:style-name="T5">Implemente uma função para calcular a soma dos divisores próprios de um número. </text:span></text:p>
      <text:p text:style-name="P30"><text:span text:style-name="T4">d) </text:span>Crie uma função que itere sobre os números de 2 até o número dado, para cada número:</text:p>
      <text:list text:style-name="L4">
        <text:list-item>
          <text:p text:style-name="P33">Calcule a soma dos seus divisores próprios.</text:p>
        </text:list-item>
        <text:list-item>
          <text:p text:style-name="P33">Se a soma dos divisores próprios do resultado também for igual ao número original, e o resultado for diferente do número original, você encontrou um par de números amigos.</text:p>
        </text:list-item>
        <text:list-item>
          <text:p text:style-name="P33">Verifique se o par já está na lista para evitar duplicatas (uma vez que a lista é circular, você precisa ter cuidado para não entrar em um loop infinito).</text:p>
        </text:list-item>
        <text:list-item>
          <text:p text:style-name="P34">Se não estiver na lista, adicione o par à lista.</text:p>
        </text:list-item>
      </text:list>
      <text:p text:style-name="P28">DICA <text:span text:style-name="T19">1</text:span>: adicione um ponteiro fim ao seu nó descritor da lista e adapte os métodos de inserção.</text:p>
      <text:p text:style-name="P32"><text:span text:style-name="T7">DICA 2: </text:span>Teste o programa com diferentes entradas para garantir que ele está funcionando corretamente. Você pode usar os casos de teste fornecidos como ponto de partida. </text:p>
      <text:p text:style-name="P14"/>
      <text:p text:style-name="P14">Entrada</text:p>
      <text:p text:style-name="P13">Cada entrada é composta de um número inteiro positivo. </text:p>
      <text:p text:style-name="P14">Saída</text:p>
      <text:p text:style-name="P13"><text:span text:style-name="T24">O</text:span>s pares de números amigos menores que o número dado, <text:span text:style-name="T24">todos os pares na mesma linha</text:span>. </text:p>
      <text:p text:style-name="P15"/>
      <text:p text:style-name="P15"/>
      <text:p text:style-name="P15"><text:soft-page-break/>Exemplo<text:span text:style-name="T15">s</text:span>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8">Exemplo de entrada 1</text:p>
            <text:p text:style-name="P19">300</text:p>
          </table:table-cell>
          <table:table-cell table:style-name="Tabela2.B1" office:value-type="string">
            <text:p text:style-name="P9">Exemplo de saída <text:span text:style-name="T15">1</text:span></text:p>
            <text:p text:style-name="P22"><text:span text:style-name="T13">(220, 284)</text:span></text:p>
          </table:table-cell>
        </table:table-row>
      </table:table>
      <text:p text:style-name="P16"/>
      <table:table table:name="Tabela1" table:style-name="Tabela1" table:template-name="Default Style">
        <table:table-column table:style-name="Tabela1.A"/>
        <table:table-column table:style-name="Tabela1.B"/>
        <table:table-row>
          <table:table-cell table:style-name="Tabela1.A1" office:value-type="string">
            <text:p text:style-name="P10">Exemplo de entrada <text:span text:style-name="T16">2</text:span></text:p>
            <text:p text:style-name="P19">2000</text:p>
          </table:table-cell>
          <table:table-cell table:style-name="Tabela1.B1" office:value-type="string">
            <text:p text:style-name="P10">Exemplo de saída <text:span text:style-name="T16">2</text:span></text:p>
            <text:p text:style-name="P20">(220, 284) (1184, 1210)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FundoMaterial600" xlink:href="Pictures/10000001000009B100000DB40AC2FDC21ED550B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style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90%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list-style-name="Numbering_20_123" style:class="chapter" style:master-page-name="">
      <style:paragraph-properties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Numbering_20_123" style:class="text">
      <style:paragraph-properties fo:margin-top="0.212cm" fo:margin-bottom="0.212cm" style:contextual-spacing="false"/>
      <style:text-properties style:font-name="Liberation Serif1" fo:font-family="'Liberation Serif'" style:font-style-name="Itálico" style:font-family-generic="roman" style:font-pitch="variable" fo:font-size="90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4" style:display-name="List 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999999" loext:opacity="100%" fo:language="pt" fo:country="BR" officeooo:rsid="000bb793" officeooo:paragraph-rsid="006d88bf"/>
    </style:style>
    <style:style style:name="MP2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none" fo:padding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1000009B100000DB40AC2FDC21ED550B4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border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Estruturas de Dados – Prof. Rafael Lima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6T14:08:29.372000000</meta:creation-date>
    <meta:generator>LibreOffice/7.6.2.1$Windows_X86_64 LibreOffice_project/56f7684011345957bbf33a7ee678afaf4d2ba333</meta:generator>
    <meta:editing-duration>PT2H57M35S</meta:editing-duration>
    <meta:editing-cycles>29</meta:editing-cycles>
    <dc:date>2023-10-30T15:03:26.138000000</dc:date>
    <meta:document-statistic meta:table-count="2" meta:image-count="0" meta:object-count="0" meta:page-count="2" meta:paragraph-count="31" meta:word-count="384" meta:character-count="2101" meta:non-whitespace-character-count="1744"/>
  </office:meta>
</office:document-meta>
</file>